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18df" officeooo:paragraph-rsid="000b18df"/>
    </style:style>
    <style:style style:name="P2" style:family="paragraph" style:parent-style-name="Standard">
      <style:text-properties officeooo:rsid="000b18df" officeooo:paragraph-rsid="000b5dda"/>
    </style:style>
    <style:style style:name="P3" style:family="paragraph" style:parent-style-name="Standard">
      <style:text-properties officeooo:rsid="000b5dda" officeooo:paragraph-rsid="000b5dda"/>
    </style:style>
    <style:style style:name="P4" style:family="paragraph" style:parent-style-name="Standard">
      <style:text-properties officeooo:rsid="000c6612" officeooo:paragraph-rsid="000c6612"/>
    </style:style>
    <style:style style:name="T1" style:family="text">
      <style:text-properties officeooo:rsid="000b5dda"/>
    </style:style>
    <style:style style:name="T2" style:family="text">
      <style:text-properties officeooo:rsid="000c38bb"/>
    </style:style>
    <style:style style:name="T3" style:family="text">
      <style:text-properties officeooo:rsid="000c66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proceso de compilacion, fue dividido en 5 fases: Analisis Lexico, Parser, Analisis Semantico, Generacion de Codigo Intermedio, y por ultimo Generacion de Codigo Mips.</text:p>
      <text:p text:style-name="P1"/>
      <text:p text:style-name="P1">Analisis Semantico:</text:p>
      <text:p text:style-name="P2">Esta etapa resive un AST y retorna el minsmo AST con el t<text:span text:style-name="T1">i</text:span>pado <text:span text:style-name="T1">e</text:span>statico correspondiene para cada uno de sus nodos; una vez chequeadas las reglas semanticas del lenguage COOL.</text:p>
      <text:p text:style-name="P1">Para ello, se recorre <text:span text:style-name="T1">el AST “</text:span>una vez y media”, porque primero es necesario declarar todas las clases, y por cada clase, declarar la signatura de los atributos de cada clase, sin <text:span text:style-name="T1">chequear todavia el ‘cuerpo’ de la declaracion de dichos atributos. Despues se pasa al chequeo del cuerpo de cada atributo.</text:span></text:p>
      <text:p text:style-name="P3">Aunque no se pedia resolver, se incorporo el chequeo del SELF_TYPE, asi como su uso.</text:p>
      <text:p text:style-name="P3">En particular, durante esta etapa, esta fue la parte que mas atencion requirio en resolver. Miremos el siguiente codigo:</text:p>
      <text:p text:style-name="P3">class A {</text:p>
      <text:p text:style-name="P3"><text:tab/>f() : SELF_TYPE {</text:p>
      <text:p text:style-name="P3"><text:tab/><text:tab/>new A;</text:p>
      <text:p text:style-name="P3"><text:tab/>}</text:p>
      <text:p text:style-name="P3">};</text:p>
      <text:p text:style-name="P3"/>
      <text:p text:style-name="P3">class B inherit A {</text:p>
      <text:p text:style-name="P3"><text:tab/>g() : SELF_TYPE {</text:p>
      <text:p text:style-name="P3"><text:tab/><text:tab/>self@A.f();</text:p>
      <text:p text:style-name="P3"><text:tab/>}</text:p>
      <text:p text:style-name="P3">};</text:p>
      <text:p text:style-name="P3"/>
      <text:p text:style-name="P3">El dispach statico, generalmente se usa para la invocacion de metodos especificos <text:span text:style-name="T3">dentro de un tipo dado,</text:span> que se han <text:span text:style-name="T3">ocultados</text:span> al ser redifinidos, cuando una clase hereda de otra.</text:p>
      <text:p text:style-name="P3">Dentro del metodo g de la clase B, tenemos el uso de dicho recurso. Si nos percatamos, el metodo f en la clase A, tiene tipo de retorno declarado SELF_TYPE, pero realmente lo que retorna es <text:span text:style-name="T2">de</text:span> tipo A. <text:span text:style-name="T2">Al</text:span> <text:span text:style-name="T2">t</text:span>ener <text:span text:style-name="T2">f</text:span> declarado tipo de retorno SELF_TYPE, el tipo estatico del dispach, es el tipo de la instancia, que en este caso es self, y su tipo es B. <text:span text:style-name="T2">He aqui el problema: cuando se esta retornando un tipo A debido al metodo f en A, el dispach tomaria tipo B, y A no conforma con B. Este es un problema que no se resuelve en esta etapa yno se tiene en cuenta, debido a que queda muy poco claro en la orientacion de COOL.</text:span></text:p>
      <text:p text:style-name="P4">A grandes razgos esto es lo mas importante de esta etap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08:51:43.967915020</meta:creation-date>
    <dc:date>2019-07-01T11:42:32.894421901</dc:date>
    <meta:editing-duration>PT3M24S</meta:editing-duration>
    <meta:editing-cycles>1</meta:editing-cycles>
    <meta:document-statistic meta:table-count="0" meta:image-count="0" meta:object-count="0" meta:page-count="1" meta:paragraph-count="19" meta:word-count="332" meta:character-count="1815" meta:non-whitespace-character-count="1494"/>
    <meta:generator>LibreOffice/6.0.7.3$Linux_X86_64 LibreOffice_project/00m0$Build-3</meta:generator>
  </office:meta>
</office:document-meta>
</file>